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office:value-type="string">
            <text:p>Dest. H2O, rot</text:p>
          </table:table-cell>
          <table:table-cell/>
          <table:table-cell office:value-type="string">
            <text:p>Dest. H2O, grün</text:p>
          </table:table-cell>
          <table:table-cell/>
          <table:table-cell office:value-type="string">
            <text:p>NaCl H2O, rot</text:p>
          </table:table-cell>
          <table:table-cell/>
          <table:table-cell office:value-type="string">
            <text:p>NaCl H2O, grün</text:p>
          </table:table-cell>
          <table:table-cell table:number-columns-repeated="2"/>
          <table:table-cell office:value-type="string">
            <text:p>schallgeschw</text:p>
          </table:table-cell>
          <table:table-cell table:number-columns-repeated="5"/>
        </table:table-row>
        <table:table-row table:style-name="ro2">
          <table:table-cell office:value-type="string">
            <text:p>Frequenz Ultraschall</text:p>
          </table:table-cell>
          <table:table-cell office:value-type="string">
            <text:p>dN</text:p>
          </table:table-cell>
          <table:table-cell office:value-type="string">
            <text:p>2N</text:p>
          </table:table-cell>
          <table:table-cell office:value-type="string">
            <text:p>dN</text:p>
          </table:table-cell>
          <table:table-cell office:value-type="string">
            <text:p>2N</text:p>
          </table:table-cell>
          <table:table-cell office:value-type="string">
            <text:p>dN</text:p>
          </table:table-cell>
          <table:table-cell office:value-type="string">
            <text:p>2N</text:p>
          </table:table-cell>
          <table:table-cell office:value-type="string">
            <text:p>dN</text:p>
          </table:table-cell>
          <table:table-cell office:value-type="string">
            <text:p>2N</text:p>
          </table:table-cell>
          <table:table-cell/>
          <table:table-cell office:value-type="string">
            <text:p>dest, rot</text:p>
          </table:table-cell>
          <table:table-cell office:value-type="string">
            <text:p>dest, gruen</text:p>
          </table:table-cell>
          <table:table-cell office:value-type="string">
            <text:p>nacl, rot</text:p>
          </table:table-cell>
          <table:table-cell office:value-type="string">
            <text:p>nacl, gruen</text:p>
          </table:table-cell>
          <table:table-cell office:value-type="string">
            <text:p>dest, ges</text:p>
          </table:table-cell>
          <table:table-cell office:value-type="string">
            <text:p>nacl, ges</text:p>
          </table:table-cell>
        </table:table-row>
        <table:table-row table:style-name="ro2">
          <table:table-cell office:value-type="string">
            <text:p>Mhz</text:p>
          </table:table-cell>
          <table:table-cell office:value-type="string">
            <text:p>mm</text:p>
          </table:table-cell>
          <table:table-cell/>
          <table:table-cell office:value-type="string">
            <text:p>mm</text:p>
          </table:table-cell>
          <table:table-cell/>
          <table:table-cell office:value-type="string">
            <text:p>mm</text:p>
          </table:table-cell>
          <table:table-cell/>
          <table:table-cell office:value-type="string">
            <text:p>mm</text:p>
          </table:table-cell>
          <table:table-cell table:number-columns-repeated="2"/>
          <table:table-cell table:number-columns-repeated="4" office:value-type="string">
            <text:p>m/s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6.5">
            <text:p>26,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0.5">
            <text:p>20,5</text:p>
          </table:table-cell>
          <table:table-cell office:value-type="float" office:value="14">
            <text:p>14</text:p>
          </table:table-cell>
          <table:table-cell/>
          <table:table-cell table:formula="of:=[.C5]*[.$B$20]*[.$B$18]/[.B5]*[.A5]*0.001" office:value-type="float" office:value="1464.9375">
            <text:p>1464,94</text:p>
          </table:table-cell>
          <table:table-cell table:formula="of:=[.E5]*[.$B$20]*[.$B$19]/[.D5]*[.A5]*0.001" office:value-type="float" office:value="1447.84301886792">
            <text:p>1447,84</text:p>
          </table:table-cell>
          <table:table-cell table:formula="of:=[.G5]*[.$B$20]*[.$B$18]/[.F5]*[.A5]*0.001" office:value-type="float" office:value="1723.45588235294">
            <text:p>1723,46</text:p>
          </table:table-cell>
          <table:table-cell table:formula="of:=[.I5]*[.$B$20]*[.$B$19]/[.H5]*[.A5]*0.001" office:value-type="float" office:value="1637.65170731707">
            <text:p>1637,65</text:p>
          </table:table-cell>
          <table:table-cell table:formula="of:=(SUM([.K5:.K14])+SUM([.L5:.L14]))/(COUNT([.K5:.K14])+COUNT([.L5:.L14]))" office:value-type="float" office:value="1486.41823213246">
            <text:p>1486,42</text:p>
          </table:table-cell>
          <table:table-cell table:formula="of:=(SUM([.N5:.N14])+SUM([.M5:.M14]))/(COUNT([.N5:.N14])+COUNT([.M5:.M14]))" office:value-type="float" office:value="1673.15987244123">
            <text:p>1673,16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52.2">
            <text:p>52,2</text:p>
          </table:table-cell>
          <table:table-cell office:value-type="float" office:value="25">
            <text:p>25</text:p>
          </table:table-cell>
          <table:table-cell office:value-type="float" office:value="50.5">
            <text:p>50,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/>
          <table:table-cell table:formula="of:=[.C6]*[.$B$20]*[.$B$18]/[.B6]*[.A6]*0.001" office:value-type="float" office:value="1481.77586206897">
            <text:p>1481,78</text:p>
          </table:table-cell>
          <table:table-cell table:formula="of:=[.E6]*[.$B$20]*[.$B$19]/[.D6]*[.A6]*0.001" office:value-type="float" office:value="1531.28352490421">
            <text:p>1531,28</text:p>
          </table:table-cell>
          <table:table-cell table:formula="of:=[.G6]*[.$B$20]*[.$B$18]/[.F6]*[.A6]*0.001" office:value-type="float" office:value="1701.84158415842">
            <text:p>1701,84</text:p>
          </table:table-cell>
          <table:table-cell table:formula="of:=[.I6]*[.$B$20]*[.$B$19]/[.H6]*[.A6]*0.001" office:value-type="float" office:value="1682.8">
            <text:p>1682,8</text:p>
          </table:table-cell>
          <table:table-cell table:number-columns-repeated="2"/>
        </table:table-row>
        <table:table-row table:style-name="ro1">
          <table:table-cell table:formula="of:=[.A6]+1" office:value-type="float" office:value="5">
            <text:p>5</text:p>
          </table:table-cell>
          <table:table-cell table:style-name="ce1"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float" office:value="77.5">
            <text:p>77,5</text:p>
          </table:table-cell>
          <table:table-cell office:value-type="float" office:value="29">
            <text:p>29</text:p>
          </table:table-cell>
          <table:table-cell office:value-type="float" office:value="53.5">
            <text:p>53,5</text:p>
          </table:table-cell>
          <table:table-cell office:value-type="float" office:value="18">
            <text:p>18</text:p>
          </table:table-cell>
          <table:table-cell office:value-type="float" office:value="23.5">
            <text:p>23,5</text:p>
          </table:table-cell>
          <table:table-cell office:value-type="float" office:value="10">
            <text:p>10</text:p>
          </table:table-cell>
          <table:table-cell/>
          <table:table-cell table:formula="of:=[.C7]*[.$B$20]*[.$B$18]/[.B7]*[.A7]*0.001" office:value-type="float" office:value="1489.76694915254">
            <text:p>1489,77</text:p>
          </table:table-cell>
          <table:table-cell table:formula="of:=[.E7]*[.$B$20]*[.$B$19]/[.D7]*[.A7]*0.001" office:value-type="float" office:value="1495.52064516129">
            <text:p>1495,52</text:p>
          </table:table-cell>
          <table:table-cell table:formula="of:=[.G7]*[.$B$20]*[.$B$18]/[.F7]*[.A7]*0.001" office:value-type="float" office:value="1642.92056074766">
            <text:p>1642,92</text:p>
          </table:table-cell>
          <table:table-cell table:formula="of:=[.I7]*[.$B$20]*[.$B$19]/[.H7]*[.A7]*0.001" office:value-type="float" office:value="1700.70212765957">
            <text:p>1700,7</text:p>
          </table:table-cell>
          <table:table-cell table:number-columns-repeated="2"/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float" office:value="51.5">
            <text:p>51,5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8.5">
            <text:p>28,5</text:p>
          </table:table-cell>
          <table:table-cell office:value-type="float" office:value="10">
            <text:p>10</text:p>
          </table:table-cell>
          <table:table-cell/>
          <table:table-cell table:formula="of:=[.C8]*[.$B$20]*[.$B$18]/[.B8]*[.A8]*0.001" office:value-type="float" office:value="1479.16019417476">
            <text:p>1479,16</text:p>
          </table:table-cell>
          <table:table-cell table:formula="of:=[.E8]*[.$B$20]*[.$B$19]/[.D8]*[.A8]*0.001" office:value-type="float" office:value="1490.64243243243">
            <text:p>1490,64</text:p>
          </table:table-cell>
          <table:table-cell table:formula="of:=[.G8]*[.$B$20]*[.$B$18]/[.F8]*[.A8]*0.001" office:value-type="float" office:value="1640.73">
            <text:p>1640,73</text:p>
          </table:table-cell>
          <table:table-cell table:formula="of:=[.I8]*[.$B$20]*[.$B$19]/[.H8]*[.A8]*0.001" office:value-type="float" office:value="1682.8">
            <text:p>1682,8</text:p>
          </table:table-cell>
          <table:table-cell table:number-columns-repeated="2"/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float" office:value="50.5">
            <text:p>50,5</text:p>
          </table:table-cell>
          <table:table-cell office:value-type="float" office:value="11">
            <text:p>11</text:p>
          </table:table-cell>
          <table:table-cell office:value-type="float" office:value="68.5">
            <text:p>68,5</text:p>
          </table:table-cell>
          <table:table-cell office:value-type="float" office:value="18">
            <text:p>18</text:p>
          </table:table-cell>
          <table:table-cell office:value-type="float" office:value="51.5">
            <text:p>51,5</text:p>
          </table:table-cell>
          <table:table-cell office:value-type="float" office:value="13">
            <text:p>13</text:p>
          </table:table-cell>
          <table:table-cell office:value-type="float" office:value="36.5">
            <text:p>36,5</text:p>
          </table:table-cell>
          <table:table-cell office:value-type="float" office:value="11">
            <text:p>11</text:p>
          </table:table-cell>
          <table:table-cell/>
          <table:table-cell table:formula="of:=[.C9]*[.$B$20]*[.$B$18]/[.B9]*[.A9]*0.001" office:value-type="float" office:value="1489.11138613861">
            <text:p>1489,11</text:p>
          </table:table-cell>
          <table:table-cell table:formula="of:=[.E9]*[.$B$20]*[.$B$19]/[.D9]*[.A9]*0.001" office:value-type="float" office:value="1470.3004379562">
            <text:p>1470,3</text:p>
          </table:table-cell>
          <table:table-cell table:formula="of:=[.G9]*[.$B$20]*[.$B$18]/[.F9]*[.A9]*0.001" office:value-type="float" office:value="1725.68689320388">
            <text:p>1725,69</text:p>
          </table:table-cell>
          <table:table-cell table:formula="of:=[.I9]*[.$B$20]*[.$B$19]/[.H9]*[.A9]*0.001" office:value-type="float" office:value="1686.25780821918">
            <text:p>1686,26</text:p>
          </table:table-cell>
          <table:table-cell table:number-columns-repeated="2"/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float" office:value="47.5">
            <text:p>47,5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formula="of:=[.C10]*[.$B$20]*[.$B$18]/[.B10]*[.A10]*0.001" office:value-type="float" office:value="1480.35789473684">
            <text:p>1480,36</text:p>
          </table:table-cell>
          <table:table-cell table:formula="of:=[.E10]*[.$B$20]*[.$B$19]/[.D10]*[.A10]*0.001" office:value-type="float" office:value="1496.61787234043">
            <text:p>1496,62</text:p>
          </table:table-cell>
          <table:table-cell table:formula="of:=[.G10]*[.$B$20]*[.$B$18]/[.F10]*[.A10]*0.001" office:value-type="float" office:value="1662.34042553192">
            <text:p>1662,34</text:p>
          </table:table-cell>
          <table:table-cell table:formula="of:=[.I10]*[.$B$20]*[.$B$19]/[.H10]*[.A10]*0.001" office:value-type="float" office:value="1682.8">
            <text:p>1682,8</text:p>
          </table:table-cell>
          <table:table-cell table:number-columns-repeated="2"/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float" office:value="53.5">
            <text:p>53,5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42.5">
            <text:p>42,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/>
          <table:table-cell table:formula="of:=[.C11]*[.$B$20]*[.$B$18]/[.B11]*[.A11]*0.001" office:value-type="float" office:value="1478.6285046729">
            <text:p>1478,63</text:p>
          </table:table-cell>
          <table:table-cell table:formula="of:=[.E11]*[.$B$20]*[.$B$19]/[.D11]*[.A11]*0.001" office:value-type="float" office:value="1488.4075862069">
            <text:p>1488,41</text:p>
          </table:table-cell>
          <table:table-cell table:formula="of:=[.G11]*[.$B$20]*[.$B$18]/[.F11]*[.A11]*0.001" office:value-type="float" office:value="1654.51764705882">
            <text:p>1654,52</text:p>
          </table:table-cell>
          <table:table-cell table:formula="of:=[.I11]*[.$B$20]*[.$B$19]/[.H11]*[.A11]*0.001" office:value-type="float" office:value="1678.593">
            <text:p>1678,59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float" office:value="38.5">
            <text:p>38,5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35.5">
            <text:p>35,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/>
          <table:table-cell table:formula="of:=[.C12]*[.$B$20]*[.$B$18]/[.B12]*[.A12]*0.001" office:value-type="float" office:value="1522.01298701299">
            <text:p>1522,01</text:p>
          </table:table-cell>
          <table:table-cell table:formula="of:=[.E12]*[.$B$20]*[.$B$19]/[.D12]*[.A12]*0.001" office:value-type="float" office:value="1498.74375">
            <text:p>1498,74</text:p>
          </table:table-cell>
          <table:table-cell table:formula="of:=[.G12]*[.$B$20]*[.$B$18]/[.F12]*[.A12]*0.001" office:value-type="float" office:value="1650.6338028169">
            <text:p>1650,63</text:p>
          </table:table-cell>
          <table:table-cell table:formula="of:=[.I12]*[.$B$20]*[.$B$19]/[.H12]*[.A12]*0.001" office:value-type="float" office:value="1653.78620689655">
            <text:p>1653,79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float" office:value="30.5">
            <text:p>30,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table:formula="of:=[.C13]*[.$B$20]*[.$B$18]/[.B13]*[.A13]*0.001" office:value-type="float" office:value="1408.90163934426">
            <text:p>1408,9</text:p>
          </table:table-cell>
          <table:table-cell table:formula="of:=[.E13]*[.$B$20]*[.$B$19]/[.D13]*[.A13]*0.001" office:value-type="float" office:value="1507.308">
            <text:p>1507,31</text:p>
          </table:table-cell>
          <table:table-cell table:formula="of:=[.G13]*[.$B$20]*[.$B$18]/[.F13]*[.A13]*0.001" office:value-type="float" office:value="1696.24342105263">
            <text:p>1696,24</text:p>
          </table:table-cell>
          <table:table-cell table:formula="of:=[.I13]*[.$B$20]*[.$B$19]/[.H13]*[.A13]*0.001" office:value-type="float" office:value="1674.78666666667">
            <text:p>1674,79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8.5">
            <text:p>38,5</text:p>
          </table:table-cell>
          <table:table-cell office:value-type="float" office:value="6">
            <text:p>6</text:p>
          </table:table-cell>
          <table:table-cell office:value-type="float" office:value="14.5">
            <text:p>14,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table:formula="of:=[.C14]*[.$B$20]*[.$B$18]/[.B14]*[.A14]*0.001" office:value-type="float" office:value="1512.1935483871">
            <text:p>1512,19</text:p>
          </table:table-cell>
          <table:table-cell table:formula="of:=[.E14]*[.$B$20]*[.$B$19]/[.D14]*[.A14]*0.001" office:value-type="float" office:value="1494.85090909091">
            <text:p>1494,85</text:p>
          </table:table-cell>
          <table:table-cell table:formula="of:=[.G14]*[.$B$20]*[.$B$18]/[.F14]*[.A14]*0.001" office:value-type="float" office:value="1616.48275862069">
            <text:p>1616,48</text:p>
          </table:table-cell>
          <table:table-cell table:formula="of:=[.I14]*[.$B$20]*[.$B$19]/[.H14]*[.A14]*0.001" office:value-type="float" office:value="1668.16695652174">
            <text:p>1668,17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MiWe</text:p>
          </table:table-cell>
          <table:table-cell table:formula="of:=SUM([.K5:.K14])/COUNT([.K5:.K14])" office:value-type="float" office:value="1480.6846465689">
            <text:p>1480,68</text:p>
          </table:table-cell>
          <table:table-cell table:formula="of:=SUM([.L5:.L14])/COUNT([.L5:.L14])" office:value-type="float" office:value="1492.15181769603">
            <text:p>1492,15</text:p>
          </table:table-cell>
          <table:table-cell table:formula="of:=SUM([.M5:.M14])/COUNT([.M5:.M14])" office:value-type="float" office:value="1671.48529755439">
            <text:p>1671,49</text:p>
          </table:table-cell>
          <table:table-cell table:formula="of:=SUM([.N5:.N14])/COUNT([.N5:.N14])" office:value-type="float" office:value="1674.83444732808">
            <text:p>1674,83</text:p>
          </table:table-cell>
          <table:table-cell table:formula="of:=[.O5]" office:value-type="float" office:value="1486.41823213246">
            <text:p>1486,42</text:p>
          </table:table-cell>
          <table:table-cell table:formula="of:=[.P5]" office:value-type="float" office:value="1673.15987244123">
            <text:p>1673,16</text:p>
          </table:table-cell>
        </table:table-row>
        <table:table-row table:style-name="ro2">
          <table:table-cell table:number-columns-repeated="9"/>
          <table:table-cell office:value-type="string">
            <text:p>StdAbw</text:p>
          </table:table-cell>
          <table:table-cell table:formula="of:=SQRT(SUM([.K22:.K31])/(COUNT([.K5:.K14])-1))" office:value-type="float" office:value="30.3002800162132">
            <text:p>30,3</text:p>
          </table:table-cell>
          <table:table-cell table:formula="of:=SQRT(SUM([.L22:.L31])/(COUNT([.L5:.L14])-1))" office:value-type="float" office:value="21.8583410037741">
            <text:p>21,86</text:p>
          </table:table-cell>
          <table:table-cell table:formula="of:=SQRT(SUM([.M22:.M31])/(COUNT([.M5:.M14])-1))" office:value-type="float" office:value="37.663200366876">
            <text:p>37,66</text:p>
          </table:table-cell>
          <table:table-cell table:formula="of:=SQRT(SUM([.N22:.N31])/(COUNT([.N5:.N14])-1))" office:value-type="float" office:value="17.8703639293584">
            <text:p>17,87</text:p>
          </table:table-cell>
          <table:table-cell table:formula="of:=SQRT(SUM([.O22:.O41])/(COUNT([.O22:.O41])-1))" office:value-type="float" office:value="26.3783468146236">
            <text:p>26,38</text:p>
          </table:table-cell>
          <table:table-cell table:formula="of:=SQRT(SUM([.P22:.P41])/(COUNT([.P22:.P41])-1))" office:value-type="float" office:value="28.7428555339103">
            <text:p>28,74</text:p>
          </table:table-cell>
        </table:table-row>
        <table:table-row table:style-name="ro2">
          <table:table-cell office:value-type="string">
            <text:p>laser rot</text:p>
          </table:table-cell>
          <table:table-cell office:value-type="float" office:value="650">
            <text:p>650</text:p>
          </table:table-cell>
          <table:table-cell office:value-type="string">
            <text:p>nm</text:p>
          </table:table-cell>
          <table:table-cell table:number-columns-repeated="13"/>
        </table:table-row>
        <table:table-row table:style-name="ro2">
          <table:table-cell office:value-type="string">
            <text:p>laser gruen</text:p>
          </table:table-cell>
          <table:table-cell office:value-type="float" office:value="532">
            <text:p>532</text:p>
          </table:table-cell>
          <table:table-cell office:value-type="string">
            <text:p>nm</text:p>
          </table:table-cell>
          <table:table-cell table:number-columns-repeated="13"/>
        </table:table-row>
        <table:table-row table:style-name="ro1">
          <table:table-cell office:value-type="string">
            <text:p>Schirmabstand</text:p>
          </table:table-cell>
          <table:table-cell office:value-type="float" office:value="1502.5">
            <text:p>1502,5</text:p>
          </table:table-cell>
          <table:table-cell office:value-type="string">
            <text:p>mm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xi—MiWe</text:p>
          </table:table-cell>
          <table:table-cell table:formula="of:=([.K5]-[.$K$16])^2" office:value-type="float" office:value="247.972625062305">
            <text:p>247,97</text:p>
          </table:table-cell>
          <table:table-cell table:formula="of:=([.L5]-[.$L$16])^2" office:value-type="float" office:value="1963.2696535895">
            <text:p>1963,27</text:p>
          </table:table-cell>
          <table:table-cell table:formula="of:=([.M5]-[.M$16])^2" office:value-type="float" office:value="2700.94168430376">
            <text:p>2700,94</text:p>
          </table:table-cell>
          <table:table-cell table:formula="of:=([.N5]-[.N$16])^2" office:value-type="float" office:value="1382.55615472598">
            <text:p>1382,56</text:p>
          </table:table-cell>
          <table:table-cell table:formula="of:=([.K5]-[.O$16])^2" office:value-type="float" office:value="461.421852946634">
            <text:p>461,42</text:p>
          </table:table-cell>
          <table:table-cell table:formula="of:=([.M5]-[.P$16])^2" office:value-type="float" office:value="2529.68861303871">
            <text:p>2529,69</text:p>
          </table:table-cell>
        </table:table-row>
        <table:table-row table:style-name="ro1">
          <table:table-cell table:number-columns-repeated="10"/>
          <table:table-cell table:formula="of:=([.K6]-[.$K$16])^2" office:value-type="float" office:value="1.1907512675913">
            <text:p>1,19</text:p>
          </table:table-cell>
          <table:table-cell table:formula="of:=([.L6]-[.$L$16])^2" office:value-type="float" office:value="1531.2905090271">
            <text:p>1531,29</text:p>
          </table:table-cell>
          <table:table-cell table:formula="of:=([.M6]-[.M$16])^2" office:value-type="float" office:value="921.50413638598">
            <text:p>921,5</text:p>
          </table:table-cell>
          <table:table-cell table:formula="of:=([.N6]-[.N$16])^2" office:value-type="float" office:value="63.4500293691576">
            <text:p>63,45</text:p>
          </table:table-cell>
          <table:table-cell table:formula="of:=([.K6]-[.O$16])^2" office:value-type="float" office:value="21.5515998064581">
            <text:p>21,55</text:p>
          </table:table-cell>
          <table:table-cell table:formula="of:=([.M6]-[.P$16])^2" office:value-type="float" office:value="822.640587027626">
            <text:p>822,64</text:p>
          </table:table-cell>
        </table:table-row>
        <table:table-row table:style-name="ro1">
          <table:table-cell table:number-columns-repeated="10"/>
          <table:table-cell table:formula="of:=([.K7]-[.$K$16])^2" office:value-type="float" office:value="82.4882202209064">
            <text:p>82,49</text:p>
          </table:table-cell>
          <table:table-cell table:formula="of:=([.L7]-[.$L$16])^2" office:value-type="float" office:value="11.3489984906931">
            <text:p>11,35</text:p>
          </table:table-cell>
          <table:table-cell table:formula="of:=([.M7]-[.M$16])^2" office:value-type="float" office:value="815.944188837354">
            <text:p>815,94</text:p>
          </table:table-cell>
          <table:table-cell table:formula="of:=([.N7]-[.N$16])^2" office:value-type="float" office:value="669.13688573247">
            <text:p>669,14</text:p>
          </table:table-cell>
          <table:table-cell table:formula="of:=([.K7]-[.O$16])^2" office:value-type="float" office:value="11.2139056805698">
            <text:p>11,21</text:p>
          </table:table-cell>
          <table:table-cell table:formula="of:=([.M7]-[.P$16])^2" office:value-type="float" office:value="914.415971700812">
            <text:p>914,42</text:p>
          </table:table-cell>
        </table:table-row>
        <table:table-row table:style-name="ro1">
          <table:table-cell table:number-columns-repeated="10"/>
          <table:table-cell table:formula="of:=([.K8]-[.$K$16])^2" office:value-type="float" office:value="2.3239551019967">
            <text:p>2,32</text:p>
          </table:table-cell>
          <table:table-cell table:formula="of:=([.L8]-[.$L$16])^2" office:value-type="float" office:value="2.27824387396476">
            <text:p>2,28</text:p>
          </table:table-cell>
          <table:table-cell table:formula="of:=([.M8]-[.M$16])^2" office:value-type="float" office:value="945.888327658853">
            <text:p>945,89</text:p>
          </table:table-cell>
          <table:table-cell table:formula="of:=([.N8]-[.N$16])^2" office:value-type="float" office:value="63.4500293691576">
            <text:p>63,45</text:p>
          </table:table-cell>
          <table:table-cell table:formula="of:=([.K8]-[.O$16])^2" office:value-type="float" office:value="52.6791149955002">
            <text:p>52,68</text:p>
          </table:table-cell>
          <table:table-cell table:formula="of:=([.M8]-[.P$16])^2" office:value-type="float" office:value="1051.69662655461">
            <text:p>1051,7</text:p>
          </table:table-cell>
        </table:table-row>
        <table:table-row table:style-name="ro1">
          <table:table-cell table:number-columns-repeated="10"/>
          <table:table-cell table:formula="of:=([.K9]-[.$K$16])^2" office:value-type="float" office:value="71.0099397758424">
            <text:p>71,01</text:p>
          </table:table-cell>
          <table:table-cell table:formula="of:=([.L9]-[.$L$16])^2" office:value-type="float" office:value="477.482796534055">
            <text:p>477,48</text:p>
          </table:table-cell>
          <table:table-cell table:formula="of:=([.M9]-[.M$16])^2" office:value-type="float" office:value="2937.81297095157">
            <text:p>2937,81</text:p>
          </table:table-cell>
          <table:table-cell table:formula="of:=([.N9]-[.N$16])^2" office:value-type="float" office:value="130.493174048307">
            <text:p>130,49</text:p>
          </table:table-cell>
          <table:table-cell table:formula="of:=([.K9]-[.O$16])^2" office:value-type="float" office:value="7.25307850084575">
            <text:p>7,25</text:p>
          </table:table-cell>
          <table:table-cell table:formula="of:=([.M9]-[.P$16])^2" office:value-type="float" office:value="2759.08791019998">
            <text:p>2759,09</text:p>
          </table:table-cell>
        </table:table-row>
        <table:table-row table:style-name="ro1">
          <table:table-cell table:number-columns-repeated="10"/>
          <table:table-cell table:formula="of:=([.K10]-[.$K$16])^2" office:value-type="float" office:value="0.106766759750804">
            <text:p>0,11</text:p>
          </table:table-cell>
          <table:table-cell table:formula="of:=([.L10]-[.$L$16])^2" office:value-type="float" office:value="19.9456440867298">
            <text:p>19,95</text:p>
          </table:table-cell>
          <table:table-cell table:formula="of:=([.M10]-[.M$16])^2" office:value-type="float" office:value="83.6286843073846">
            <text:p>83,63</text:p>
          </table:table-cell>
          <table:table-cell table:formula="of:=([.N10]-[.N$16])^2" office:value-type="float" office:value="63.4500293691576">
            <text:p>63,45</text:p>
          </table:table-cell>
          <table:table-cell table:formula="of:=([.K10]-[.O$16])^2" office:value-type="float" office:value="36.7276893487622">
            <text:p>36,73</text:p>
          </table:table-cell>
          <table:table-cell table:formula="of:=([.M10]-[.P$16])^2" office:value-type="float" office:value="117.060431423541">
            <text:p>117,06</text:p>
          </table:table-cell>
        </table:table-row>
        <table:table-row table:style-name="ro1">
          <table:table-cell table:number-columns-repeated="10"/>
          <table:table-cell table:formula="of:=([.K11]-[.$K$16])^2" office:value-type="float" office:value="4.22771949648221">
            <text:p>4,23</text:p>
          </table:table-cell>
          <table:table-cell table:formula="of:=([.L11]-[.$L$16])^2" office:value-type="float" office:value="14.0192694442183">
            <text:p>14,02</text:p>
          </table:table-cell>
          <table:table-cell table:formula="of:=([.M11]-[.M$16])^2" office:value-type="float" office:value="287.90116333958">
            <text:p>287,9</text:p>
          </table:table-cell>
          <table:table-cell table:formula="of:=([.N11]-[.N$16])^2" office:value-type="float" office:value="14.12671818761">
            <text:p>14,13</text:p>
          </table:table-cell>
          <table:table-cell table:formula="of:=([.K11]-[.O$16])^2" office:value-type="float" office:value="60.6798538943121">
            <text:p>60,68</text:p>
          </table:table-cell>
          <table:table-cell table:formula="of:=([.M11]-[.P$16])^2" office:value-type="float" office:value="347.532567208532">
            <text:p>347,53</text:p>
          </table:table-cell>
        </table:table-row>
        <table:table-row table:style-name="ro1">
          <table:table-cell table:number-columns-repeated="10"/>
          <table:table-cell table:formula="of:=([.K12]-[.$K$16])^2" office:value-type="float" office:value="1708.03172386265">
            <text:p>1708,03</text:p>
          </table:table-cell>
          <table:table-cell table:formula="of:=([.L12]-[.$L$16])^2" office:value-type="float" office:value="43.4535715001262">
            <text:p>43,45</text:p>
          </table:table-cell>
          <table:table-cell table:formula="of:=([.M12]-[.M$16])^2" office:value-type="float" office:value="434.784832787371">
            <text:p>434,78</text:p>
          </table:table-cell>
          <table:table-cell table:formula="of:=([.N12]-[.N$16])^2" office:value-type="float" office:value="443.028425263354">
            <text:p>443,03</text:p>
          </table:table-cell>
          <table:table-cell table:formula="of:=([.K12]-[.O$16])^2" office:value-type="float" office:value="1266.98657500458">
            <text:p>1266,99</text:p>
          </table:table-cell>
          <table:table-cell table:formula="of:=([.M12]-[.P$16])^2" office:value-type="float" office:value="507.42381272021">
            <text:p>507,42</text:p>
          </table:table-cell>
        </table:table-row>
        <table:table-row table:style-name="ro1">
          <table:table-cell table:number-columns-repeated="10"/>
          <table:table-cell table:formula="of:=([.K13]-[.$K$16])^2" office:value-type="float" office:value="5152.80012621186">
            <text:p>5152,8</text:p>
          </table:table-cell>
          <table:table-cell table:formula="of:=([.L13]-[.$L$16])^2" office:value-type="float" office:value="229.709862031177">
            <text:p>229,71</text:p>
          </table:table-cell>
          <table:table-cell table:formula="of:=([.M13]-[.M$16])^2" office:value-type="float" office:value="612.964679154347">
            <text:p>612,96</text:p>
          </table:table-cell>
          <table:table-cell table:formula="of:=([.N13]-[.N$16])^2" office:value-type="float" office:value="0.00228299160491847">
            <text:p>0</text:p>
          </table:table-cell>
          <table:table-cell table:formula="of:=([.K13]-[.O$16])^2" office:value-type="float" office:value="6008.82215749174">
            <text:p>6008,82</text:p>
          </table:table-cell>
          <table:table-cell table:formula="of:=([.M13]-[.P$16])^2" office:value-type="float" office:value="532.850216494821">
            <text:p>532,85</text:p>
          </table:table-cell>
        </table:table-row>
        <table:table-row table:style-name="ro1">
          <table:table-cell table:number-columns-repeated="10"/>
          <table:table-cell table:formula="of:=([.K14]-[.$K$16])^2" office:value-type="float" office:value="992.810893788996">
            <text:p>992,81</text:p>
          </table:table-cell>
          <table:table-cell table:formula="of:=([.L14]-[.$L$16])^2" office:value-type="float" office:value="7.28509435791181">
            <text:p>7,29</text:p>
          </table:table-cell>
          <table:table-cell table:formula="of:=([.M14]-[.M$16])^2" office:value-type="float" office:value="3025.27928915283">
            <text:p>3025,28</text:p>
          </table:table-cell>
          <table:table-cell table:formula="of:=([.N14]-[.N$16])^2" office:value-type="float" office:value="44.4554336526144">
            <text:p>44,46</text:p>
          </table:table-cell>
          <table:table-cell table:formula="of:=([.K14]-[.O$16])^2" office:value-type="float" office:value="664.366928026385">
            <text:p>664,37</text:p>
          </table:table-cell>
          <table:table-cell table:formula="of:=([.M14]-[.P$16])^2" office:value-type="float" office:value="3212.29523102675">
            <text:p>3212,3</text:p>
          </table:table-cell>
        </table:table-row>
        <table:table-row table:style-name="ro1">
          <table:table-cell table:number-columns-repeated="14"/>
          <table:table-cell table:formula="of:=([.L5]-[.O$16])^2" office:value-type="float" office:value="1488.04707840462">
            <text:p>1488,05</text:p>
          </table:table-cell>
          <table:table-cell table:formula="of:=([.N5]-[.P$16])^2" office:value-type="float" office:value="1260.82979048454">
            <text:p>1260,83</text:p>
          </table:table-cell>
        </table:table-row>
        <table:table-row table:style-name="ro1">
          <table:table-cell table:number-columns-repeated="14"/>
          <table:table-cell table:formula="of:=([.L6]-[.O$16])^2" office:value-type="float" office:value="2012.89449549497">
            <text:p>2012,89</text:p>
          </table:table-cell>
          <table:table-cell table:formula="of:=([.N6]-[.P$16])^2" office:value-type="float" office:value="92.932059349309">
            <text:p>92,93</text:p>
          </table:table-cell>
        </table:table-row>
        <table:table-row table:style-name="ro1">
          <table:table-cell table:number-columns-repeated="14"/>
          <table:table-cell table:formula="of:=([.L7]-[.O$16])^2" office:value-type="float" office:value="82.8539229473629">
            <text:p>82,85</text:p>
          </table:table-cell>
          <table:table-cell table:formula="of:=([.N7]-[.P$16])^2" office:value-type="float" office:value="758.575822512287">
            <text:p>758,58</text:p>
          </table:table-cell>
        </table:table-row>
        <table:table-row table:style-name="ro1">
          <table:table-cell table:number-columns-repeated="14"/>
          <table:table-cell table:formula="of:=([.L8]-[.O$16])^2" office:value-type="float" office:value="17.8438681742618">
            <text:p>17,84</text:p>
          </table:table-cell>
          <table:table-cell table:formula="of:=([.N8]-[.P$16])^2" office:value-type="float" office:value="92.932059349309">
            <text:p>92,93</text:p>
          </table:table-cell>
        </table:table-row>
        <table:table-row table:style-name="ro1">
          <table:table-cell table:number-columns-repeated="14"/>
          <table:table-cell table:formula="of:=([.L9]-[.O$16])^2" office:value-type="float" office:value="259.783289108239">
            <text:p>259,78</text:p>
          </table:table-cell>
          <table:table-cell table:formula="of:=([.N9]-[.P$16])^2" office:value-type="float" office:value="171.555921643188">
            <text:p>171,56</text:p>
          </table:table-cell>
        </table:table-row>
        <table:table-row table:style-name="ro1">
          <table:table-cell table:number-columns-repeated="14"/>
          <table:table-cell table:formula="of:=([.L10]-[.O$16])^2" office:value-type="float" office:value="104.032660371887">
            <text:p>104,03</text:p>
          </table:table-cell>
          <table:table-cell table:formula="of:=([.N10]-[.P$16])^2" office:value-type="float" office:value="92.932059349309">
            <text:p>92,93</text:p>
          </table:table-cell>
        </table:table-row>
        <table:table-row table:style-name="ro1">
          <table:table-cell table:number-columns-repeated="14"/>
          <table:table-cell table:formula="of:=([.L11]-[.O$16])^2" office:value-type="float" office:value="3.95752963346446">
            <text:p>3,96</text:p>
          </table:table-cell>
          <table:table-cell table:formula="of:=([.N11]-[.P$16])^2" office:value-type="float" office:value="29.5188750698404">
            <text:p>29,52</text:p>
          </table:table-cell>
        </table:table-row>
        <table:table-row table:style-name="ro1">
          <table:table-cell table:number-columns-repeated="14"/>
          <table:table-cell table:formula="of:=([.L12]-[.O$16])^2" office:value-type="float" office:value="151.918390702973">
            <text:p>151,92</text:p>
          </table:table-cell>
          <table:table-cell table:formula="of:=([.N12]-[.P$16])^2" office:value-type="float" office:value="375.338916637151">
            <text:p>375,34</text:p>
          </table:table-cell>
        </table:table-row>
        <table:table-row table:style-name="ro1">
          <table:table-cell table:number-columns-repeated="14"/>
          <table:table-cell table:formula="of:=([.L13]-[.O$16])^2" office:value-type="float" office:value="436.382401559576">
            <text:p>436,38</text:p>
          </table:table-cell>
          <table:table-cell table:formula="of:=([.N13]-[.P$16])^2" office:value-type="float" office:value="2.64645945190679">
            <text:p>2,65</text:p>
          </table:table-cell>
        </table:table-row>
        <table:table-row table:style-name="ro1">
          <table:table-cell table:number-columns-repeated="14"/>
          <table:table-cell table:formula="of:=([.L14]-[.O$16])^2" office:value-type="float" office:value="71.1100406855079">
            <text:p>71,11</text:p>
          </table:table-cell>
          <table:table-cell table:formula="of:=([.N14]-[.P$16])^2" office:value-type="float" office:value="24.9292093791271">
            <text:p>24,9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9.11.2009</text:date>, <text:time>17:3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kopp</meta:initial-creator>
    <meta:creation-date>2009-11-19T16:39:58</meta:creation-date>
    <dc:date>2009-11-19T17:32:23</dc:date>
    <dc:creator>michael kopp</dc:creator>
    <meta:editing-duration>PT00H52M30S</meta:editing-duration>
    <meta:editing-cycles>4</meta:editing-cycles>
    <meta:generator>OpenOffice.org/3.1$Unix OpenOffice.org_project/310m19$Build-9420</meta:generator>
    <meta:document-statistic meta:table-count="3" meta:cell-count="265" meta:object-count="0"/>
  </office:meta>
</office:document-meta>
</file>